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table:number-columns-repeated="1006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2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string" calcext:value-type="string">
            <text:p>internal-linking-seo-strategy-guide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internal-linking-seo-strategy-guide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 table:number-columns-repeated="2"/>
          <table:table-cell table:number-columns-repeated="1008"/>
        </table:table-row>
        <table:table-row table:style-name="ro2" table:number-rows-repeated="5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08:59:00.367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8T09:52:22.066000000</dc:date>
    <meta:editing-duration>P1DT1M23S</meta:editing-duration>
    <meta:editing-cycles>67</meta:editing-cycles>
    <meta:generator>LibreOffice/7.2.0.4$Windows_X86_64 LibreOffice_project/9a9c6381e3f7a62afc1329bd359cc48accb6435b</meta:generator>
    <meta:document-statistic meta:table-count="1" meta:cell-count="347" meta:object-count="0"/>
  </office:meta>
</office:document-meta>
</file>